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dec source="hello.spi"&gt;</text:p>
      <text:p text:style-name="P7"><text:s text:c="4"/>&lt;var name="helloWorld" protected="true/&gt;</text:p>
      <text:p text:style-name="P7"><text:s text:c="4"/>&lt;fn&gt; ... &lt;/fn&gt;</text:p>
      <text:p text:style-name="P7">&lt;/dec&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SEQ <text:s text:c="16"/>### sequence of expressions (comma/semi separated)</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oft-page-break/><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ext:soft-page-break/>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text:h>
      <text:h text:style-name="Heading_20_2" text:outline-level="2">Syntax</text:h>
      <text:p text:style-name="Code">SEQ ::=</text:p>
      <text:p text:style-name="Code"><text:s text:c="4"/>&lt;seq&gt; EXPR* &lt;/seq&gt;</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text:soft-page-break/>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text:soft-page-break/>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dec&gt; PATTERN EXPR &lt;/dec&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text:soft-page-break/>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dec&gt;</text:p>
      <text:p text:style-name="Code"><text:s text:c="4"/>PATTERN</text:p>
      <text:p text:style-name="Code"><text:s text:c="4"/>EXPR</text:p>
      <text:p text:style-name="Code">&lt;/dec&gt;</text:p>
      <text:p text:style-name="Code"/>
      <text:h text:style-name="Heading_20_2" text:outline-level="2">Syntax</text:h>
      <text:p text:style-name="Standard"/>
      <text:p text:style-name="Code">&lt;dec&gt;</text:p>
      <text:p text:style-name="Code"><text:s text:c="4"/>PATTERN</text:p>
      <text:p text:style-name="Code"><text:s text:c="4"/>EXPR</text:p>
      <text:p text:style-name="Code">&lt;/dec&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name=NAME] [facet=FACET_NAME] [(match|type)=TYPE_EXPR] [protected=BOOL]-/&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Standard"><text:s text:c="4"/>name=NAME</text:p>
      <text:p text:style-name="Standard"><text:s text:c="8"/>The "name" attribute is optional. If it is omitted then it is an</text:p>
      <text:p text:style-name="Standard"><text:s text:c="8"/>anonymous variable.</text:p>
      <text:p text:style-name="Standard"/>
      <text:p text:style-name="Standard"><text:s text:c="4"/>type=TYPE_EXPR <text:s text:c="9"/></text:p>
      <text:p text:style-name="Standard"><text:s text:c="8"/>The type-check will be made AFTER assignment</text:p>
      <text:p text:style-name="Standard"><text:s text:c="8"/>and a failed type-check will generate an error.</text:p>
      <text:p text:style-name="Standard"/>
      <text:p text:style-name="Standard"><text:s text:c="4"/>match=TYPE_EXPR <text:s text:c="8"/></text:p>
      <text:p text:style-name="Standard"><text:s text:c="8"/>The type-check is made BEFORE the assignment</text:p>
      <text:p text:style-name="Standard"><text:s text:c="8"/>and failure will cause the matcher to backtrack.</text:p>
      <text:p text:style-name="Standard"><text:soft-page-break/></text:p>
      <text:p text:style-name="Standard"><text:s text:c="4"/>protected=BOOL <text:s text:c="9"/></text:p>
      <text:p text:style-name="Standard"><text:s text:c="8"/>The variable is protected against subsequent </text:p>
      <text:p text:style-name="Standard"><text:s text:c="8"/>assignments. Generated by val and define declarations.</text:p>
      <text:p text:style-name="Standard"><text:s text:c="4"/></text:p>
      <text:p text:style-name="Standard">N.B. This is the form that function definitions are expected to expand into. </text:p>
      <text:p text:style-name="Standard">Definitions typically introduce assign-protected variables.</text:p>
      <text:p text:style-name="Standard"/>
      <text:p text:style-name="Standard">[Note: top level variables may also be faceted, packaged/aliased. Note</text:p>
      <text:p text:style-name="Standard">that a variable may be declared in multiple facets. I suspect this means</text:p>
      <text:p text:style-name="Standard">we have to represent this with multiple facet elements.]</text:p>
      <text:p text:style-name="Standard"/>
      <text:p text:style-name="Standard">[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dec&gt;</text:p>
      <text:p text:style-name="Code"><text:s text:c="8"/>&lt;var name="foo"/&gt;</text:p>
      <text:p text:style-name="Code"><text:s text:c="4"/>&lt;/dec&gt;</text:p>
      <text:p text:style-name="Code"><text:s text:c="4"/>&lt;absent value="absent"/&gt;</text:p>
      <text:p text:style-name="Code">&lt;/for&gt;</text:p>
      <text:p text:style-name="Standard"/>
      <text:h text:style-name="Heading_20_2" text:outline-level="2">Important Note on Facets</text:h>
      <text:p text:style-name="Standard"/>
      <text:p text:style-name="P1">Planned future expansion:</text:p>
      <text:p text:style-name="Standard"/>
      <text:p text:style-name="Standard">In general a variable can be in multiple facets. However XML does not support</text:p>
      <text:p text:style-name="Standard">multiple attributes of the same name. The intention is to permit multiple </text:p>
      <text:p text:style-name="Standard">facet names separated by the ASCII unit-separator (US) character (&amp;#31; or </text:p>
      <text:p text:style-name="Standard">&amp;#x1F;).</text:p>
      <text:p text:style-name="Standard"/>
      <text:p text:style-name="Standard">Since the US character is not a normal printing character, it is unlikely to</text:p>
      <text:p text:style-name="Standard">ever be required as part of a facet name. However, should it be necessary to</text:p>
      <text:p text:style-name="Standard">cope with that eventuality, it would be necessary to go through the general </text:p>
      <text:p text:style-name="Standard">annotation mechanism.</text:p>
      <text:p text:style-name="Standard"/>
      <text:p text:style-name="Standard">The general annotation mechanism is not yet defined. It would look something</text:p>
      <text:p text:style-name="Standard">like the following:</text:p>
      <text:p text:style-name="Standard"/>
      <text:p text:style-name="Code">&lt;tagged&gt;</text:p>
      <text:p text:style-name="Code"><text:s text:c="4"/>&lt;tag category=TAG&gt; EXPR &lt;/tag &gt; *</text:p>
      <text:p text:style-name="Code"><text:s text:c="4"/>STMNTS</text:p>
      <text:p text:style-name="Code">&lt;/tagged&gt;</text:p>
      <text:p text:style-name="Standard"/>
      <text:p text:style-name="Standard">Consequently, an expanded facet definition would look like this</text:p>
      <text:p text:style-name="Standard"/>
      <text:p text:style-name="Code">&lt;!-- equivalent to: var [facet(version13),facet(version14)] x --&gt;</text:p>
      <text:p text:style-name="Code">&lt;tagged&gt;</text:p>
      <text:p text:style-name="Code"><text:s text:c="4"/>&lt;tag category="facet"&gt;&lt;id name="version13"/&gt;&lt;/tag&gt;</text:p>
      <text:p text:style-name="Code"><text:s text:c="4"/>&lt;tag category="facet"&gt;&lt;id name="version14"/&gt;&lt;/tag&gt;</text:p>
      <text:p text:style-name="Code"><text:s text:c="4"/>&lt;var name="x"/&gt;</text:p>
      <text:p text:style-name="Code">&lt;/tagged&gt;</text:p>
      <text:p text:style-name="Standard"/>
      <text:h text:style-name="Heading_20_2" text:outline-level="2"><text:soft-page-break/>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dec&gt;&lt;var name="x"/&gt;&lt;int value="99"/&gt;&lt;/dec&gt;</text:p>
      <text:p text:style-name="Code"><text:s text:c="4"/></text:p>
      <text:p text:style-name="Code">### The identifiers can given overrides for protection or type.</text:p>
      <text:p text:style-name="Code">val [ x, var y, z : bool ] = f();</text:p>
      <text:p text:style-name="Code">&lt;dec&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dec&gt;</text:p>
      <text:p text:style-name="Code"><text:s text:c="4"/></text:p>
      <text:p text:style-name="Code">### Ensure that p returns a single value which is an integer.</text:p>
      <text:p text:style-name="Code">val _ : int = p(); <text:s text:c="5"/></text:p>
      <text:p text:style-name="Code">&lt;dec&gt;</text:p>
      <text:p text:style-name="Code"><text:s text:c="4"/>&lt;var type="int" protected="true"/&gt;</text:p>
      <text:p text:style-name="Code"><text:s text:c="4"/>&lt;app&gt;&lt;id name="p"/&gt;&lt;/app&gt; <text:s text:c="6"/></text:p>
      <text:p text:style-name="Code">&lt;/dec&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dec&gt;&lt;var name="K"/&gt;&lt;fn name="K"&gt;&lt;var name="x"/&gt;&lt;fn&gt;&lt;var name="y"/&gt;&lt;id name="x"/&gt;&lt;/fn&gt;&lt;/fn&gt;&lt;/dec&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oft-page-break/><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facet=FACET_NAME</text:p>
      <text:p text:style-name="Code"><text:s text:c="8"/>alias=ALIAS_NAME</text:p>
      <text:p text:style-name="Code"><text:s text:c="8"/>qualified=("true"|"false")</text:p>
      <text:p text:style-name="Code"><text:s text:c="8"/>[ protected=("true"|"false") ]</text:p>
      <text:p text:style-name="Code"><text:s text:c="8"/>[ into=FACET_NAM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facets to restrict the variables that are searched. Variables that are searched due to an import are said to be <text:span text:style-name="T1">exported. </text:span>The <text:span text:style-name="T3">facet</text:span> attribute specifies which variables are <text:span text:style-name="T2">exported from the imported package, only those with matching facet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facet they will be re-exported as.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Standard"/>
      <text:p text:style-name="P4">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11T08:16:41</dc:date>
    <dc:creator>Stephen Leach</dc:creator>
    <meta:editing-duration>PT11H42M15S</meta:editing-duration>
    <meta:editing-cycles>25</meta:editing-cycles>
    <meta:generator>OpenOffice.org/3.2$Unix OpenOffice.org_project/320m18$Build-9502</meta:generator>
    <meta:document-statistic meta:table-count="0" meta:image-count="1" meta:object-count="0" meta:page-count="10" meta:paragraph-count="389" meta:word-count="2221" meta:character-count="15774"/>
  </office:meta>
</office:document-meta>
</file>